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2.98" calcext:value-type="float">
            <text:p>2.98</text:p>
          </table:table-cell>
          <table:table-cell office:value-type="float" office:value="5.96" calcext:value-type="float">
            <text:p>5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333333333333" calcext:value-type="float">
            <text:p>0.65333</text:p>
          </table:table-cell>
          <table:table-cell office:value-type="float" office:value="2.38666666666667" calcext:value-type="float">
            <text:p>2.38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2" calcext:value-type="float">
            <text:p>2.02</text:p>
          </table:table-cell>
          <table:table-cell office:value-type="float" office:value="1.98666666666667" calcext:value-type="float">
            <text:p>1.98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0666666666667" calcext:value-type="float">
            <text:p>2.10667</text:p>
          </table:table-cell>
          <table:table-cell office:value-type="float" office:value="2.14" calcext:value-type="float">
            <text:p>2.14</text:p>
          </table:table-cell>
          <table:table-cell office:value-type="float" office:value="2.2" calcext:value-type="float">
            <text:p>2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33333333333333" calcext:value-type="float">
            <text:p>0.07333</text:p>
          </table:table-cell>
          <table:table-cell office:value-type="float" office:value="4.94" calcext:value-type="float">
            <text:p>4.94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3333333333333" calcext:value-type="float">
            <text:p>0.03333</text:p>
          </table:table-cell>
          <table:table-cell office:value-type="float" office:value="4.96666666666667" calcext:value-type="float">
            <text:p>4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20666666666667" calcext:value-type="float">
            <text:p>2.20667</text:p>
          </table:table-cell>
          <table:table-cell office:value-type="float" office:value="1.24" calcext:value-type="float">
            <text:p>1.2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  <table:table-cell office:value-type="float" office:value="2.27333333333333" calcext:value-type="float">
            <text:p>2.27333</text:p>
          </table:table-cell>
          <table:table-cell office:value-type="float" office:value="1.52" calcext:value-type="float">
            <text:p>1.5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0666666666667" calcext:value-type="float">
            <text:p>1.80667</text:p>
          </table:table-cell>
          <table:table-cell office:value-type="float" office:value="1.90666666666667" calcext:value-type="float">
            <text:p>1.90667</text:p>
          </table:table-cell>
          <table:table-cell office:value-type="float" office:value="1.04" calcext:value-type="float">
            <text:p>1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65333333333333" calcext:value-type="float">
            <text:p>3.65333</text:p>
          </table:table-cell>
          <table:table-cell office:value-type="float" office:value="0.353333333333333" calcext:value-type="float">
            <text:p>0.35333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7333333333333" calcext:value-type="float">
            <text:p>2.97333</text:p>
          </table:table-cell>
          <table:table-cell office:value-type="float" office:value="3.00666666666667" calcext:value-type="float">
            <text:p>3.00667</text:p>
          </table:table-cell>
          <table:table-cell office:value-type="float" office:value="5.88" calcext:value-type="float">
            <text:p>5.8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6666666666667" calcext:value-type="float">
            <text:p>0.72667</text:p>
          </table:table-cell>
          <table:table-cell office:value-type="float" office:value="2.32666666666667" calcext:value-type="float">
            <text:p>2.32667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0.6" calcext:value-type="float">
            <text:p>0.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</table:table-row>
        <table:table-row table:style-name="ro1">
          <table:table-cell table:number-columns-repeated="76"/>
        </table:table-row>
        <table:table-row table:style-name="ro1">
          <table:table-cell table:number-columns-repeated="22"/>
          <table:table-cell office:value-type="string" calcext:value-type="string">
            <text:p><text:s/>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8:17:28.531408299</dc:date>
    <meta:document-statistic meta:table-count="1" meta:cell-count="1217" meta:object-count="0"/>
    <meta:generator>LibreOffice/4.2.8.2$Linux_X86_64 LibreOffice_project/420m0$Build-2</meta:generator>
  </office:meta>
</office:document-meta>
</file>